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ViewBean.setWithView2( String withView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HintsIntegrationTests.jsonViewWithMonoResponseEntity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ViewRestController.flux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ViewRestController.fluxRequest( @ JsonView ( MyJacksonView1 . class ) @ RequestBody Flux &lt; JacksonViewBean &gt; flu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HintsIntegrationTests.jsonViewWithMonoRespons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ViewRestController.raw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setWithoutView( String without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HintsIntegrationTests.jsonViewWithRequest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ViewRestController.rawRequest( @ JsonView ( MyJacksonView1 . class ) @ RequestBody JacksonView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HintsIntegrationTests.jsonViewWithEntityFluxRequest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cksonHintsIntegrationTests.jsonViewWithFluxRespons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ViewBean.getWithou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ViewRestController.entityMonoRequest( @ JsonView ( MyJacksonView1 . class ) HttpEntity &lt; Mono &lt; JacksonViewBean &gt; &gt; entityMo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ViewRestController.entityFluxRequest( @ JsonView ( MyJacksonView1 . class ) HttpEntity &lt; Flux &lt; JacksonViewBean &gt; &gt; entityFlu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ViewRestController.mono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JacksonViewBean( String withView1 , String withView2 , String without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ViewBean.JacksonView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cksonHintsIntegrationTests.ini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ViewRestController.monoRequest( @ JsonView ( MyJacksonView1 . class ) @ RequestBody Mono &lt; JacksonViewBean &gt; mon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HintsIntegrationTests.jsonViewWithMonoRequest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ksonViewBean.getWithView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setWithView1( String withView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ViewRestController.monoRespons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HintsIntegrationTests.jsonViewWithFluxRequest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cksonHintsIntegrationTests.jsonViewWithEntityMonoRequest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HintsIntegrationTests.jsonViewResponse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ViewBean.getWithView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